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do not need books any more </text:p>
      <text:p text:style-name="P1">because of computers</text:p>
      <text:p text:style-name="P1"/>
      <text:p text:style-name="P2"><text:tab/>The Atanasoff-Berry Computer (ABC) was the first fully electronic digital computing device.</text:p>
      <text:p text:style-name="P2">This was the start of the digital revolution. After that the computer is becoming more and more mainstream device for daily needs. With that happening, the human becomes more snared and depends on PCs (Personal Computer). With the digital revolution there were invented and external devices for storing information like CDs, flash memory etc.. In the same time ARPA(USA national forces) distributed the so called “internet” to the world. CERN took that technology so that they can invent WWW protocols. All of these events are the reason why we don't need books any more because of computers. </text:p>
      <text:p text:style-name="P2"><text:tab/>Nowadays computers are everywhere. We even have Wi-fi(wireless internet) networks all over the big cities. <text:s/>That means we can access a lot more easier than before information across the world. With one click we can be in Babylon reading ancient books or we can search some modern writers on the web. That technological advantage gave us the opportunity the access really fast internet libraries from everywhere (if we have a laptop for example). This way is a lot more easier from going to the store and buying some books. </text:p>
      <text:p text:style-name="P2"><text:tab/>Buying books is somewhat a hard work because you have to store them. You can make your own private library with favorite books. In the computers era we don't have to worry about how much physical space we have in our homes for books. We can have for example 10 and more books in digital format in just one flash memory with a size of your little finger. That is a huge advantage in these days <text:s/>because the human population is growing a lot faster then before and physical space is overcrowded with daily items like coffee machines, TVs etc. so we don't have enough space to make our own library.</text:p>
      <text:p text:style-name="P2"><text:tab/>With just one computer we can store books we can't even imagine to have or to buy from our local store. If we want to read some Chinese books we can download them and that just it! With computers our quest to greater human knowledge is a lot more easier than ever before! Today high-tech monitors make reading not so troublesome like back in the days when after reading for 4 hours your eyes becomes like a donuts. So we don't need books any more – to make one book you have to cut down 4 trees or to recycle something. The cost for digital format book is guess what – nothing! That thing is putting books on the shelf just for collection purpo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taliy filipov</meta:initial-creator>
    <meta:creation-date>2011-01-05T20:38:31.74</meta:creation-date>
    <dc:date>2011-01-08T12:41:07.39</dc:date>
    <dc:creator>vitaliy filipov</dc:creator>
    <meta:editing-duration>PT10H20M06S</meta:editing-duration>
    <meta:editing-cycles>2</meta:editing-cycles>
    <meta:generator>OpenOffice.org/3.2$Win32 OpenOffice.org_project/320m18$Build-9502</meta:generator>
    <meta:document-statistic meta:table-count="0" meta:image-count="0" meta:object-count="0" meta:page-count="1" meta:paragraph-count="7" meta:word-count="444" meta:character-count="2505"/>
  </office:meta>
</office:document-meta>
</file>